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9132984750372787914" text:style-name="L1">
        <text:list-item>
          <text:p text:style-name="P1">Timing (should be ~25 minutes).</text:p>
        </text:list-item>
        <text:list-item>
          <text:p text:style-name="P1">Practice until the text comes naturally!</text:p>
        </text:list-item>
      </text:list>
      <text:p text:style-name="Standard"/>
      <text:p text:style-name="Standard">1 Title</text:p>
      <text:p text:style-name="Standard">Good morning. I would like to start off by thanking the organizers of this session for their invitation and especially for their having put together such an exciting collection of speakers for this morning.</text:p>
      <text:p text:style-name="Standard"/>
      <text:p text:style-name="Standard">That being said, 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Bubnov-Galerkin finite element methods for the solution of elliptic partial differential equations (PDEs) arises from the relation between the variational formulations and the minimization of an energy functional. This has been well established for several decades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number. While the need for this stabilization is understood, the specific form which it should take in order to guarantee both stable and optimally convergent discretizations is <text:s/>neither generally provided nor utilized in the few instances in which results are available. For the purposes of this talk, we will restrict the discussion to the introduction of the stabilization either though the introduction of suitably chosen numerical fluxes or through a modification to the test space, resulting in a Petrov-Galerkin method. </text:p>
      <text:p text:style-name="Standard"/>
      <text:p text:style-name="Standard">Taking the linear advection equation as a model problem, our goal is to present our initial investigation into determining the optimal form of stabilization (to be subsequently defined). As we are still at the beginning of our investigation of how these concepts may be applied to our ultimate goal of providing advantages compared to existing discretizations for the compressible Navier-Stokes equations, the presentation today is based largely on collection of previously published results by other authors. We hope that you leave this talk with interesting ideas which you may apply to your own research.</text:p>
      <text:p text:style-name="Standard"/>
      <text:p text:style-name="Standard"/>
      <text:p text:style-name="Standard">3 Outline</text:p>
      <text:p text:style-name="Standard">We now give an outline for the talk.</text:p>
      <text:p text:style-name="Standard"/>
      <text:p text:style-name="Standard">We will first outline the methods under consideration with detailed discussion of the related theory. We have specifically considered: the discontinuous Galerkin method with upwind numerical fluxes, the discontinuous Petrov-Galerkin method of Demkowicz et al. with various test norms, and the optimal trial Petrov-Galerkin method recently formulated by Brunken et al.</text:p>
      <text:p text:style-name="Standard"/>
      <text:p text:style-name="Standard">Defining the optimal stabilization as that resulting in the computed solution being the L2 projection of the exact solution, it will be clear from the presentation that the trend will be towards using a stronger norm for the test space and a weaker norm for the trial space used in the discrete inf-sup condition and <text:soft-page-break/>then attempting to force the continuity and inf-sup constants to take values of 1.</text:p>
      <text:p text:style-name="Standard"/>
      <text:p text:style-name="Standard">We will then present several numerical results comparing the performance of each of the methods for one and two dimensional problems and end with a discussion on the limitations which we have encountered and outline of our 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respectively, which are assumed to be Hilbert spaces, and where the bilinear form b and the linear form f correspond to a particular variational formulation. Note that we have inverted the standard notation of writing the test variable 2<text:span text:style-name="T1">nd</text:span> 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hen by the Banach-Necas-Babuska theorem the problem is well-posed (has a unique solution, u, that depends continuously on the data). Note that primes are used to denote dual spaces.</text:p>
      <text:p text:style-name="Standard"/>
      <text:p text:style-name="Standard"/>
      <text:p text:style-name="Standard">5 Abstract Functional Setting – Discrete</text:p>
      <text:p text:style-name="Standard">Letting variables with 'h' subscripts denote finite dimensional (discrete) quantities and choosing discrete trial and test spaces which are subsets of the continuous spaces, we obtain the discrete variational problem. If a discrete version of the inf-sup condition holds, then the discrete problem is well-posed and satisfies the following error estimate.</text:p>
      <text:p text:style-name="Standard"/>
      <text:p text:style-name="Standard">Here several points are of note. First, it can be seen that the computed solution is the best approximation to the exact solution in the trial space norm set according to the continuity and inf-sup conditions. If the trial norm is given by the L2 norm and the continuity and inf-sup constants are independent of the mesh size, it is thus observed that the computed solution will converge optimally in the L2 norm. This will be a focus later in the presentation. Second, it can be noted that when the continuity and inf-sup constants are equal that the computed solution will be given by the best approximation in the trial norm. Finally, we also point out, despite it not being the case for the methods considered in this talk, that the satisfaction of the continuous inf-sup condition does not necessarily imply the satisfaction of the discrete condition; it will thus be beneficial to choose the test space such that the supremum in the discrete inf-sup condition is realized.</text:p>
      <text:p text:style-name="Standard"/>
      <text:p text:style-name="Standard"/>
      <text:p text:style-name="Standard">6 Selection of Norms</text:p>
      <text:p text:style-name="Standard">... (stuff on the slide + see thesis).</text:p>
      <text:p text:style-name="Standard"/>
      <text:p text:style-name="Standard">Discrete versions of these equations can then be used to compute optimal test functions for the solution. </text:p>
      <text:p text:style-name="Standard">Potentially talk about problems (localization, boundary layers in test functions).</text:p>
      <text:p text:style-name="Standard"/>
      <text:p text:style-name="Standard"/>
      <text:p text:style-name="Standard"/>
      <text:p text:style-name="Standard">Discussion (limitations):</text:p>
      <text:p text:style-name="Standard">OPG: </text:p>
      <text:p text:style-name="Standard"><text:soft-page-break/>Would like to choose test space degree one higher than solution to obtain optimal solution convergence. This results in larger system to solve (p+1) but also results in non-trivial NULL space for dim &gt; 1. To avoid non-trivial NULL space, u \ne – b (dot) grad(w) as in Dahmen, but now an iterative method is required for a linear problem and the convergence “seemed” quite slow...</text:p>
      <text:p text:style-name="Standard">Requirement for non-standard spaces for the problem (boundary conditions on $w$ over-constrain the solution for for both L2 and C0 test spaces.</text:p>
      <text:p text:style-name="Standard"/>
      <text:p text:style-name="Standard"/>
      <text:p text:style-name="Standard"/>
      <text:p text:style-name="Standard">Discussion of optimal test functions being discontinuous with multiple inflow faces =&gt; Motivation for Brunken to compute solution based on test space which is local polynomials.</text:p>
      <text:p text:style-name="Standard"/>
      <text:p text:style-name="Standard">Contrast DG norm for inf-sup with that of OPG/DPG where the solution norm is not limited to L2 meaning that convergence is not optimal in the L2 norm, but only in the selected U norm (demonstrably sub-optimal from Pet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Zwanenburg</meta:initial-creator>
    <meta:creation-date>2018-07-03T13:02:23</meta:creation-date>
    <dc:date>2018-07-03T17:05:26</dc:date>
    <dc:creator>Philip Zwanenburg</dc:creator>
    <meta:editing-duration>PT3H56M28S</meta:editing-duration>
    <meta:editing-cycles>14</meta:editing-cycles>
    <meta:generator>OpenOffice/4.1.3$Unix OpenOffice.org_project/413m1$Build-9783</meta:generator>
    <meta:document-statistic meta:table-count="0" meta:image-count="0" meta:object-count="0" meta:page-count="3" meta:paragraph-count="32" meta:word-count="1087" meta:character-count="6857"/>
  </office:meta>
</office:document-meta>
</file>